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T1" style:family="text">
      <style:text-properties officeooo:rsid="0003eddf"/>
    </style:style>
    <style:style style:name="T2" style:family="text">
      <style:text-properties fo:font-weight="bold" officeooo:rsid="0003eddf"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1. The Compiler Project</text:span></text:p>
      <text:p text:style-name="Text_20_body">In this project, you are required to plan and implement the front-end of a compiler that translates programs from the <text:span text:style-name="Strong_20_Emphasis">CPL</text:span> source language to the <text:span text:style-name="Strong_20_Emphasis">Quad</text:span> intermediate language.</text:p>
      <text:p text:style-name="Text_20_body">The <text:span text:style-name="Strong_20_Emphasis">CPL</text:span> (Compiler Project Language) is a Pascal-like or C-like language, but much more limited in many ways.<text:line-break/>The <text:span text:style-name="Strong_20_Emphasis">Quad</text:span> intermediate language is a simple language. The languages will be defined at the end of the task.</text:p>
      <text:p text:style-name="Text_20_body"><text:span text:style-name="Strong_20_Emphasis">2. Description of the Compiler’s Operation</text:span></text:p>
      <text:p text:style-name="Text_20_body"><text:span text:style-name="Strong_20_Emphasis">2.1. What does the compiler do?</text:span><text:line-break/>The compiler will perform all of the compilation steps (the front end) as learned in the course, starting from lexical analysis, through syntactic analysis and semantic checks, up to generating intermediate code in <text:span text:style-name="Strong_20_Emphasis">Quad</text:span>.<text:line-break/>The compiler will receive an input file containing a program written in <text:span text:style-name="Strong_20_Emphasis">CPL</text:span>. As output, the compiler will produce a file containing the program in <text:span text:style-name="Strong_20_Emphasis">Quad</text:span>.<text:line-break/>You can run the <text:span text:style-name="Strong_20_Emphasis">Quad</text:span> programs generated using the interpreter provided on the course website.</text:p>
      <text:p text:style-name="Standard"/>
      <text:p text:style-name="Standard"/>
      <text:p text:style-name="Text_20_body"><text:span text:style-name="Strong_20_Emphasis">2.2. Compiler Implementation</text:span><text:line-break/>The compiler will be a program run from the command line in <text:span text:style-name="Strong_20_Emphasis">Windows</text:span>.<text:line-break/>The compiler's name is <text:span text:style-name="Strong_20_Emphasis">cpq</text:span> (short for <text:span text:style-name="Strong_20_Emphasis">Quad to CPL</text:span>).<text:line-break/>The executable file should be named <text:span text:style-name="Strong_20_Emphasis">cpq.exe</text:span>.<text:line-break/>The file containing the main function of the compiler should be named <text:span text:style-name="Strong_20_Emphasis">cpq.c</text:span>.<text:line-break/><text:span text:style-name="Strong_20_Emphasis">Input</text:span> – The compiler will take a single parameter: the name of the input file (a text file containing a program in <text:span text:style-name="Strong_20_Emphasis">CPL</text:span>).<text:line-break/>The file name extension should be <text:span text:style-name="Strong_20_Emphasis">.ou</text:span>. Example: <text:span text:style-name="T2">cpq</text:span><text:span text:style-name="T1"> </text:span><text:span text:style-name="Strong_20_Emphasis">&lt;file_name&gt;.ou</text:span>.<text:line-break/><text:span text:style-name="Strong_20_Emphasis">Output</text:span> – The compiler will create a text file with the same name as the input file, but with the extension <text:span text:style-name="Strong_20_Emphasis">.qud</text:span>. This file will contain the generated <text:span text:style-name="Strong_20_Emphasis">Quad</text:span> program.<text:line-break/><text:span text:style-name="Strong_20_Emphasis">Error Handling</text:span> – In the case of an error with the input parameters, opening files, etc., the program should terminate with an appropriate error message to the screen (stderr). In this case, no output file should be generated.<text:line-break/>As part of error handling, ensure that the extension of the input file is correct.<text:line-break/><text:span text:style-name="Strong_20_Emphasis">Signature Line</text:span> – A “signature” line should be written with the student’s name, which will appear in the following locations:</text:p>
      <text:list xml:id="list2599666387" text:style-name="L1">
        <text:list-item>
          <text:p text:style-name="P2">In <text:span text:style-name="Strong_20_Emphasis">stderr</text:span></text:p>
        </text:list-item>
        <text:list-item>
          <text:p text:style-name="P1">In the <text:span text:style-name="Strong_20_Emphasis">Quad</text:span> file – after the last <text:span text:style-name="Strong_20_Emphasis">HALT</text:span> instruction, to avoid interfering with the <text:span text:style-name="Strong_20_Emphasis">Quad</text:span> interpreter.</text:p>
        </text:list-item>
      </text:list>
      <text:p text:style-name="Standard"/>
      <text:p text:style-name="Standard"/>
      <text:p text:style-name="Standard"/>
      <text:p text:style-name="Standard"/>
      <text:p text:style-name="Standard"/>
      <text:p text:style-name="Standard"/>
      <text:p text:style-name="Standard"/>
      <text:p text:style-name="Text_20_body"><text:span text:style-name="Strong_20_Emphasis"/></text:p>
      <text:p text:style-name="Text_20_body"><text:soft-page-break/><text:span text:style-name="Strong_20_Emphasis">2.3. Error Handling</text:span><text:line-break/>The input program may contain different types of errors:</text:p>
      <text:list xml:id="list3618377753" text:style-name="L2">
        <text:list-item>
          <text:p text:style-name="P4">Lexical errors</text:p>
        </text:list-item>
        <text:list-item>
          <text:p text:style-name="P4">Syntactic errors</text:p>
        </text:list-item>
        <text:list-item>
          <text:p text:style-name="P3">Semantic errors</text:p>
        </text:list-item>
      </text:list>
      <text:p text:style-name="Text_20_body">Note: In the case of input containing any kind of error, no <text:span text:style-name="Strong_20_Emphasis">qud</text:span> file should be generated (not even an empty <text:span text:style-name="Strong_20_Emphasis">qud</text:span> file).<text:line-break/>After identifying a lexical, syntactic, or semantic error, continue compiling from the point after the error to detect additional errors, if any.<text:line-break/>Error messages should be written to <text:span text:style-name="Strong_20_Emphasis">stderr</text:span>. The error message should include the line number where the error occurred.</text:p>
      <text:p text:style-name="Standard"/>
      <text:p text:style-name="Standard"/>
      <text:p text:style-name="Text_20_body"><text:span text:style-name="Strong_20_Emphasis">3. Compiler Implementation</text:span></text:p>
      <text:p text:style-name="Text_20_body"><text:span text:style-name="Strong_20_Emphasis">3.1. Using flex and bison Tools</text:span><text:line-break/>It is recommended to use the <text:span text:style-name="Strong_20_Emphasis">flex</text:span> and <text:span text:style-name="Strong_20_Emphasis">bison</text:span> software tools, or similar tools.<text:line-break/><text:span text:style-name="Strong_20_Emphasis">flex</text:span> is a tool that automatically generates lexical analyzers.<text:line-break/><text:span text:style-name="Strong_20_Emphasis">bison</text:span> is a tool for automatically generating parsers.<text:line-break/>You can write the compiler in any of the following languages: <text:span text:style-name="Strong_20_Emphasis">Python</text:span>, <text:span text:style-name="Strong_20_Emphasis">Java</text:span>, <text:span text:style-name="Strong_20_Emphasis">C++</text:span>, or <text:span text:style-name="Strong_20_Emphasis">C</text:span>.<text:line-break/>If you want to use another language, please consult with the course instructor.</text:p>
      <text:p text:style-name="Text_20_body"><text:span text:style-name="Strong_20_Emphasis">3.2. General Structure</text:span><text:line-break/>The compiler can perform semantic checks and generate <text:span text:style-name="Strong_20_Emphasis">Quad</text:span> code during the syntactic analysis phase. This is possible because <text:span text:style-name="Strong_20_Emphasis">CPL</text:span> is a simple language.<text:line-break/>Alternatively, you can organize the compiler's operations as follows:<text:line-break/>The syntactic analyzer will generate an <text:span text:style-name="Strong_20_Emphasis">Abstract Syntax Tree</text:span> (AST) that represents the original program. Then, the <text:span text:style-name="Strong_20_Emphasis">Quad</text:span> code can be generated by traversing the tree.</text:p>
      <text:p text:style-name="Text_20_body"><text:span text:style-name="Strong_20_Emphasis">3.3. Calculating Jump Targets</text:span><text:line-break/>The generated <text:span text:style-name="Strong_20_Emphasis">Quad</text:span> code may contain <text:span text:style-name="Strong_20_Emphasis">JUMP</text:span> or <text:span text:style-name="Strong_20_Emphasis">JMPZ</text:span> instructions, where the jump target is a line number. To calculate the jump targets, you might choose to use backpatching, or a method involving generating temporary code with symbolic labels (strings) and then making a pass over the code to replace the symbolic labels with line numbers.<text:line-break/>For implementing the chosen method, you can decide to store all the generated code in memory or generate temporary files that contain intermediate code during the generation process.<text:line-break/>The first option is simpler.</text:p>
      <text:p text:style-name="Text_20_body"><text:span text:style-name="Strong_20_Emphasis">3.4. Data Structures</text:span><text:line-break/>When implementing structures whose size depends on the input, dynamic memory allocation should be preferred over static allocation with a fixed size determined in advance.<text:line-break/>For structures with a fixed and known size, static allocation is preferable.<text:line-break/>For these structures, a "table-driven" implementation is also preferred, where data is stored in a separate "table," and the code is used to access and read the table.</text:p>
      <text:p text:style-name="Text_20_body"/>
      <text:p text:style-name="Text_20_body"/>
      <text:p text:style-name="Text_20_body"><text:soft-page-break/>The <text:span text:style-name="Strong_20_Emphasis">symbol table</text:span> implementation should allow fast lookup. Therefore, you should not rely on an implementation that uses a linked list of all symbols.<text:line-break/>Similarly, if you store the generated <text:span text:style-name="Strong_20_Emphasis">Quad</text:span> instructions in a linked list, avoid scanning the list to find its end, as this action (which will likely be repeated many times) may significantly slow down the compiler. Instead, you can hold a pointer to the last item in the list.</text:p>
      <text:p text:style-name="Text_20_body">You may use data structures defined in libraries (standard or non-standard). It is allowed to use code that implements data structures found online, but you must give credit to the source.</text:p>
      <text:p text:style-name="Standard"/>
      <text:p text:style-name="Standard"/>
      <text:p text:style-name="Standard"/>
      <text:p text:style-name="Text_20_body"><text:span text:style-name="Strong_20_Emphasis">4. How to Submit the Project</text:span></text:p>
      <text:p text:style-name="Text_20_body"><text:span text:style-name="Strong_20_Emphasis">4.1. Documentation</text:span><text:line-break/>Write documentation within the code, as is customary. This documentation is meant to help readers of the code.<text:line-break/>The documentation should clarify parts of the code that are not clear. It is best not to explain in comments what is easy to understand from the code itself.<text:line-break/>Additionally, write accompanying documentation in a separate document, which can be read independently of the code itself.<text:line-break/>The accompanying documentation has two main purposes: explanations of implementation decisions and a description of the code structure. A discussion of implementation considerations should be presented.<text:line-break/>There is no need for excessive elaboration. One or two pages of documentation should be sufficient.</text:p>
      <text:p text:style-name="Text_20_body"><text:span text:style-name="Strong_20_Emphasis">4.2. What to Submit</text:span><text:line-break/>Submit a folder named <text:span text:style-name="Strong_20_Emphasis">src</text:span> with the files you wrote.</text:p>
      <text:list xml:id="list2034626514" text:style-name="L3">
        <text:list-item>
          <text:p text:style-name="P6">The executable file</text:p>
        </text:list-item>
        <text:list-item>
          <text:p text:style-name="P6">A <text:span text:style-name="Strong_20_Emphasis">README</text:span> file with instructions for building the executable file<text:line-break/>You may also submit a <text:span text:style-name="Strong_20_Emphasis">makefile</text:span></text:p>
        </text:list-item>
        <text:list-item>
          <text:p text:style-name="P5">Documentation</text:p>
        </text:list-item>
      </text:list>
      <text:p text:style-name="Text_20_body"><text:span text:style-name="Strong_20_Emphasis">4.3. Testing the Program Before Submission</text:span><text:line-break/>It is recommended to use the <text:span text:style-name="Strong_20_Emphasis">Quad</text:span> interpreter available on the course website. This will allow you to run the <text:span text:style-name="Strong_20_Emphasis">Quad</text:span> programs you generate and verify the correctness of the generated code.<text:line-break/>Additionally, you can use the interpreter to understand the <text:span text:style-name="Strong_20_Emphasis">Quad</text:span> language better – write small example programs in <text:span text:style-name="Strong_20_Emphasis">Quad</text:span> and run them in the interpreter.<text:line-break/>In addition to valid inputs, try running your compiler on input programs that contain errors (lexical, syntactic, and semantic), including programs that contain more than one err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Text_20_body"><text:span text:style-name="Strong_20_Emphasis">Target Language – Quad</text:span></text:p>
      <text:p text:style-name="Text_20_body">Each instruction in the Quad language has between zero and three operands. A program is a series of instructions in the language. The required format of a program is as follows:</text:p>
      <text:list xml:id="list4096178646" text:style-name="L4">
        <text:list-item>
          <text:p text:style-name="P8">One instruction per line – the type of instruction (the opcode) is always written in uppercase.</text:p>
        </text:list-item>
        <text:list-item>
          <text:p text:style-name="P8">The instruction code and operands are separated by at least one space.</text:p>
        </text:list-item>
        <text:list-item>
          <text:p text:style-name="P7">Every program contains the <text:span text:style-name="Strong_20_Emphasis">HALT</text:span> instruction at least once, in the last line.</text:p>
        </text:list-item>
      </text:list>
      <text:p text:style-name="Text_20_body">There are three types of operands in the language:</text:p>
      <text:list xml:id="list3312838489" text:style-name="L5">
        <text:list-item>
          <text:p text:style-name="P10"><text:span text:style-name="Strong_20_Emphasis">Variables</text:span> – Variable names can include lowercase letters, digits, and/or an underscore (_). (The name cannot start with a digit).</text:p>
        </text:list-item>
        <text:list-item>
          <text:p text:style-name="P10"><text:span text:style-name="Strong_20_Emphasis">Numeric constants</text:span> (of integer or real type) – Their definition is the same as in the CPL language.</text:p>
        </text:list-item>
        <text:list-item>
          <text:p text:style-name="P9"><text:span text:style-name="Strong_20_Emphasis">Jump targets</text:span> – These are written as integers that indicate the serial number of an instruction in the program (starting from -1).</text:p>
        </text:list-item>
      </text:list>
      <text:p text:style-name="Text_20_body">Variables and constants in Quad have a type: integer or real. There are no variable declarations. The first use of a variable determines its type. For example:</text:p>
      <text:list xml:id="list3482247433" text:style-name="L6">
        <text:list-item>
          <text:p text:style-name="P12"><text:span text:style-name="Source_20_Text">3 foo IASN</text:span> determines that the type of <text:span text:style-name="Source_20_Text">foo</text:span> is integer.</text:p>
        </text:list-item>
        <text:list-item>
          <text:p text:style-name="P11"><text:span text:style-name="Source_20_Text">7.5 foo RASN</text:span> determines that the type of <text:span text:style-name="Source_20_Text">foo</text:span> is real. A variable's type cannot change during the program.</text:p>
        </text:list-item>
      </text:list>
      <text:p text:style-name="Text_20_body">There are different instructions for integers and for reals. Types must not be mixed. There are also two instructions that allow conversion between integers and reals.</text:p>
      <text:p text:style-name="Text_20_body">The language does not have Boolean variables. Comparison instructions evaluate to numeric values: <text:span text:style-name="Strong_20_Emphasis">1</text:span> for <text:span text:style-name="Strong_20_Emphasis">True</text:span> and <text:span text:style-name="Strong_20_Emphasis">0</text:span> for <text:span text:style-name="Strong_20_Emphasis">False</text:span>.</text:p>
      <text:p text:style-name="Text_20_body">There is also an unconditional jump instruction and a conditional jump instruction (which executes the instruction "goto ... if no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4T14:18:45.338881127</meta:creation-date>
    <dc:date>2025-01-24T14:45:22.099727845</dc:date>
    <meta:editing-duration>PT6M16S</meta:editing-duration>
    <meta:editing-cycles>1</meta:editing-cycles>
    <meta:document-statistic meta:table-count="0" meta:image-count="0" meta:object-count="0" meta:page-count="4" meta:paragraph-count="42" meta:word-count="1346" meta:character-count="8192" meta:non-whitespace-character-count="6893"/>
    <meta:generator>LibreOffice/7.3.7.2$Linux_X86_64 LibreOffice_project/30$Build-2</meta:generator>
  </office:meta>
</office:document-meta>
</file>